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2.3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ni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une hors unite urbai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une appartenant a l'unite urbaine de Paris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une appartenant a une unite urbaine de 10 000 a 14 999 habitants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mune appartenant a une unite urbaine de 100 000 a 149 999 habitants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mune appartenant a une unite urbaine de 15 000 a 19 999 habitants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une appartenant a une unite urbaine de 150 000 a 199 999 habitants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mune appartenant a une unite urbaine de 2 500 a 2 999 habitants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mune appartenant a une unite urbaine de 20 000 a 24 999 habitants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mune appartenant a une unite urbaine de 200 000 a 299 999 habitants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mune appartenant a une unite urbaine de 25 000 a 29 999 habitants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mune appartenant a une unit urbaine de 3 000 a 3 999 habitants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mmune appartenant a une unite urbaine de 30 000 a 39 999 habitants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mune appartenant a une unite urbaine de 300 000 a 499 999 habitants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mune appartenant a une unite <text:s/>urbaine de 4 00 a 4 999 habitants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mune appartenant a une unite urbaine de 40 000 a 49 999 habitants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mune appartenant a une unite urbaine de 5 000 a 6 999 habitants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mune appartenant a une unite urbaine de 50 000 a 69 999 habitants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mune appartenant a une unite urbaine de 500 000 a 1 999 999 habitants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mune appartenant a une unite urbaine de 7 000 a 9 999 habitants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mmune appartenant a une unite urbaine de 70 000 a 99 999 habitants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mmune appartenant a une unite urbaine de 70 000 a 99 999 habitants</text:p>
          </table:table-cell>
          <table:table-cell table:number-columns-repeated="6"/>
        </table:table-row>
        <table:table-row table:style-name="ro1" table:number-rows-repeated="22337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ommune hors unit� urba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43" meta:object-count="0"/>
    <meta:generator>LibreOffice/7.4.0.3$Windows_X86_64 LibreOffice_project/f85e47c08ddd19c015c0114a68350214f7066f5a</meta:generator>
  </office:meta>
</office:document-meta>
</file>